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ec6" officeooo:paragraph-rsid="0010eec6"/>
    </style:style>
    <style:style style:name="P2" style:family="paragraph" style:parent-style-name="Standard">
      <style:text-properties officeooo:paragraph-rsid="0010eec6"/>
    </style:style>
    <style:style style:name="P3" style:family="paragraph" style:parent-style-name="Standard">
      <style:text-properties officeooo:rsid="0010f200" officeooo:paragraph-rsid="0010f200"/>
    </style:style>
    <style:style style:name="P4" style:family="paragraph" style:parent-style-name="Standard">
      <style:text-properties officeooo:rsid="00120464" officeooo:paragraph-rsid="00120464"/>
    </style:style>
    <style:style style:name="P5" style:family="paragraph" style:parent-style-name="Standard">
      <style:text-properties officeooo:rsid="00130055" officeooo:paragraph-rsid="00162b2a"/>
    </style:style>
    <style:style style:name="P6" style:family="paragraph" style:parent-style-name="Standard">
      <style:text-properties officeooo:rsid="00130055" officeooo:paragraph-rsid="0029aa19"/>
    </style:style>
    <style:style style:name="P7" style:family="paragraph" style:parent-style-name="Standard">
      <style:text-properties officeooo:rsid="00162b2a" officeooo:paragraph-rsid="00162b2a"/>
    </style:style>
    <style:style style:name="P8" style:family="paragraph" style:parent-style-name="Standard">
      <style:text-properties officeooo:rsid="00162b2a" officeooo:paragraph-rsid="003c7145"/>
    </style:style>
    <style:style style:name="P9" style:family="paragraph" style:parent-style-name="Standard">
      <style:text-properties officeooo:rsid="00162b2a" officeooo:paragraph-rsid="003ce19f"/>
    </style:style>
    <style:style style:name="P10" style:family="paragraph" style:parent-style-name="Standard">
      <style:text-properties officeooo:rsid="00182aab" officeooo:paragraph-rsid="00182aab"/>
    </style:style>
    <style:style style:name="P11" style:family="paragraph" style:parent-style-name="Standard">
      <style:text-properties officeooo:rsid="00182aab" officeooo:paragraph-rsid="00233f7e"/>
    </style:style>
    <style:style style:name="P12" style:family="paragraph" style:parent-style-name="Standard">
      <style:text-properties officeooo:rsid="00182aab" officeooo:paragraph-rsid="0028aa1e"/>
    </style:style>
    <style:style style:name="P13" style:family="paragraph" style:parent-style-name="Standard">
      <style:text-properties officeooo:rsid="00182aab" officeooo:paragraph-rsid="003ce19f"/>
    </style:style>
    <style:style style:name="P14" style:family="paragraph" style:parent-style-name="Standard">
      <style:text-properties officeooo:rsid="001b642f" officeooo:paragraph-rsid="001b642f"/>
    </style:style>
    <style:style style:name="P15" style:family="paragraph" style:parent-style-name="Standard">
      <style:text-properties officeooo:rsid="001b642f" officeooo:paragraph-rsid="00233f7e"/>
    </style:style>
    <style:style style:name="P16" style:family="paragraph" style:parent-style-name="Standard">
      <style:text-properties officeooo:rsid="001b642f" officeooo:paragraph-rsid="0028aa1e"/>
    </style:style>
    <style:style style:name="P17" style:family="paragraph" style:parent-style-name="Standard">
      <style:text-properties officeooo:rsid="001f58e3" officeooo:paragraph-rsid="001f58e3"/>
    </style:style>
    <style:style style:name="P18" style:family="paragraph" style:parent-style-name="Standard">
      <style:text-properties officeooo:rsid="001f58e3" officeooo:paragraph-rsid="003c7145"/>
    </style:style>
    <style:style style:name="P19" style:family="paragraph" style:parent-style-name="Standard">
      <style:text-properties officeooo:rsid="0020c1cd" officeooo:paragraph-rsid="002f27b9"/>
    </style:style>
    <style:style style:name="P20" style:family="paragraph" style:parent-style-name="Standard">
      <style:text-properties officeooo:rsid="00216045" officeooo:paragraph-rsid="0029aa19"/>
    </style:style>
    <style:style style:name="P21" style:family="paragraph" style:parent-style-name="Standard">
      <style:text-properties officeooo:rsid="00216045" officeooo:paragraph-rsid="002f27b9"/>
    </style:style>
    <style:style style:name="P22" style:family="paragraph" style:parent-style-name="Standard">
      <style:text-properties officeooo:rsid="00255018" officeooo:paragraph-rsid="00255018"/>
    </style:style>
    <style:style style:name="P23" style:family="paragraph" style:parent-style-name="Standard">
      <style:text-properties officeooo:rsid="002b10b6" officeooo:paragraph-rsid="002b10b6"/>
    </style:style>
    <style:style style:name="P24" style:family="paragraph" style:parent-style-name="Standard">
      <style:text-properties officeooo:rsid="002b10b6" officeooo:paragraph-rsid="002f27b9"/>
    </style:style>
    <style:style style:name="P25" style:family="paragraph" style:parent-style-name="Standard">
      <style:text-properties officeooo:rsid="002d0044" officeooo:paragraph-rsid="002d0044"/>
    </style:style>
    <style:style style:name="P26" style:family="paragraph" style:parent-style-name="Standard">
      <style:text-properties officeooo:rsid="002d0044" officeooo:paragraph-rsid="003c7145"/>
    </style:style>
    <style:style style:name="P27" style:family="paragraph" style:parent-style-name="Standard">
      <style:text-properties officeooo:rsid="0036d900" officeooo:paragraph-rsid="0036d900"/>
    </style:style>
    <style:style style:name="P28" style:family="paragraph" style:parent-style-name="Standard">
      <style:text-properties officeooo:rsid="00381308" officeooo:paragraph-rsid="00381308"/>
    </style:style>
    <style:style style:name="P29" style:family="paragraph" style:parent-style-name="Standard">
      <style:text-properties officeooo:rsid="003b04d0" officeooo:paragraph-rsid="003b04d0"/>
    </style:style>
    <style:style style:name="P30" style:family="paragraph" style:parent-style-name="Standard">
      <style:text-properties officeooo:rsid="003b04d0" officeooo:paragraph-rsid="003ce19f"/>
    </style:style>
    <style:style style:name="P31" style:family="paragraph" style:parent-style-name="Standard">
      <style:text-properties officeooo:rsid="003ce19f" officeooo:paragraph-rsid="003ce19f"/>
    </style:style>
    <style:style style:name="P32" style:family="paragraph" style:parent-style-name="Standard">
      <style:text-properties officeooo:rsid="003e8fdc" officeooo:paragraph-rsid="003e8fdc"/>
    </style:style>
    <style:style style:name="P33" style:family="paragraph" style:parent-style-name="Standard">
      <style:text-properties officeooo:rsid="0041119e" officeooo:paragraph-rsid="0041119e"/>
    </style:style>
    <style:style style:name="T1" style:family="text">
      <style:text-properties officeooo:rsid="0010eec6"/>
    </style:style>
    <style:style style:name="T2" style:family="text">
      <style:text-properties officeooo:rsid="00162b2a"/>
    </style:style>
    <style:style style:name="T3" style:family="text">
      <style:text-properties officeooo:rsid="00198097"/>
    </style:style>
    <style:style style:name="T4" style:family="text">
      <style:text-properties officeooo:rsid="002620d9"/>
    </style:style>
    <style:style style:name="T5" style:family="text">
      <style:text-properties officeooo:rsid="00270ee1"/>
    </style:style>
    <style:style style:name="T6" style:family="text">
      <style:text-properties officeooo:rsid="002c40bf"/>
    </style:style>
    <style:style style:name="T7" style:family="text">
      <style:text-properties officeooo:rsid="002ebe54"/>
    </style:style>
    <style:style style:name="T8" style:family="text">
      <style:text-properties officeooo:rsid="0032d4d3"/>
    </style:style>
    <style:style style:name="T9" style:family="text">
      <style:text-properties officeooo:rsid="003b5b44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</text:p>
      <text:p text:style-name="P1"/>
      <text:p text:style-name="P27">Update installer</text:p>
      <text:p text:style-name="P1">Eclipse Modeling tools</text:p>
      <text:p text:style-name="P28">2025-12</text:p>
      <text:p text:style-name="P2"/>
      <text:p text:style-name="P2"><text:span text:style-name="T1">QVTo </text:span>3.11.<text:span text:style-name="T8">1</text:span></text:p>
      <text:p text:style-name="P3"><text:a xlink:type="simple" xlink:href="https://download.eclipse.org/mmt/qvto/builds/release/3.11.1/" text:style-name="Internet_20_link" text:visited-style-name="Visited_20_Internet_20_Link">https://download.eclipse.org/mmt/qvto/builds/release/3.11.1/</text:a></text:p>
      <text:p text:style-name="P3">Select all</text:p>
      <text:p text:style-name="P3"/>
      <text:p text:style-name="P1">Acceleo 4.2</text:p>
      <text:p text:style-name="P1"><text:a xlink:type="simple" xlink:href="https://download.eclipse.org/acceleo/updates/releases/4.2/R202602100910/" text:style-name="Internet_20_link" text:visited-style-name="Visited_20_Internet_20_Link">https://download.eclipse.org/acceleo/updates/releases/4.2/R202602100910/</text:a></text:p>
      <text:p text:style-name="P4">Select all</text:p>
      <text:p text:style-name="P4"/>
      <text:p text:style-name="P29">Search for ‘web developer’, ‘<text:span text:style-name="T9">m2e’ <text:s/>(check item after each search)</text:span></text:p>
      <text:p text:style-name="P5">Eclipse Web Developer Tools</text:p>
      <text:p text:style-name="P5">Eclipse Web Developer Tools – <text:span text:style-name="T2">JavaScript Support</text:span></text:p>
      <text:p text:style-name="P9">Wild Web Developer HTML, CSS, JSON, Yaml, JavaScript, Node tools</text:p>
      <text:p text:style-name="P7">Wild Web Developer XML tools</text:p>
      <text:p text:style-name="P13">M2E – Maven Integration for Eclipse</text:p>
      <text:p text:style-name="P31">M2E – PDE Integration</text:p>
      <text:p text:style-name="P30">M2E – POM Editor using LemMiX ...</text:p>
      <text:p text:style-name="P9">2026-03 download site (already configured)</text:p>
      <text:p text:style-name="P7"/>
      <text:p text:style-name="P7">AnyEdit Tools</text:p>
      <text:p text:style-name="P33">Marketplace</text:p>
      <text:p text:style-name="P7"/>
      <text:p text:style-name="P17">Window / Show View / Other / General</text:p>
      <text:p text:style-name="P17"><text:tab/>Console, Error Log</text:p>
      <text:p text:style-name="P7"/>
      <text:p text:style-name="P10">Import <text:span text:style-name="T3">Maven Project</text:span></text:p>
      <text:p text:style-name="P14">File / Import ... / Maven / Existing Maven Projects</text:p>
      <text:p text:style-name="P14">/media/wackerow/Shared/Git/github/ucmism2m</text:p>
      <text:p text:style-name="P14"/>
      <text:p text:style-name="P11">Import <text:span text:style-name="T3">Maven Project</text:span></text:p>
      <text:p text:style-name="P15">File / Import ... / Maven / Existing Maven Projects</text:p>
      <text:p text:style-name="P15">/media/wackerow/Shared/Git/github/ucmism2t</text:p>
      <text:p text:style-name="P22">Installs automatically: m2e connectors</text:p>
      <text:p text:style-name="P22"><text:tab/>maven-clean-plugin:3.2.0:clean (Action: Install Tycho <text:span text:style-name="T12">Configurator</text:span> bridges …)</text:p>
      <text:p text:style-name="P22"><text:span text:style-name="T4">results in component: Tycho Project Configurators </text:span><text:span text:style-name="T5">(org.sonatype.tychoe.m2e.feature.feature.group)</text:span></text:p>
      <text:p text:style-name="P22"/>
      <text:p text:style-name="P12">Import <text:span text:style-name="T3">Maven Project</text:span></text:p>
      <text:p text:style-name="P16">File / Import ... / Maven / Existing Maven Projects</text:p>
      <text:p text:style-name="P15">/media/wackerow/Shared/Git/github/combined-target</text:p>
      <text:p text:style-name="P15"/>
      <text:p text:style-name="P32">Errors because of two different m2e connectors both claim to handle eclipse-plugin packaging — the <text:span text:style-name="T13">old Tycho m2e connector (org.sonatype.tycho.m2e)</text:span> and the newer PDE connector (org.eclipse.m2e.pde.connector). Remove the old connector.</text:p>
      <text:p text:style-name="P15">Help → About Eclipse IDE → Installation Details → Installed Software</text:p>
      <text:p text:style-name="P32">Search for ‘Tycho Project Configurators’ (id: org.sonatype.tycho.m2e.feature.feature.group)</text:p>
      <text:p text:style-name="P15"/>
      <text:p text:style-name="P23">Activate target platform</text:p>
      <text:p text:style-name="P20"><text:soft-page-break/>Window → Preferences → Plug-in Development → Target Platform → <text:span text:style-name="T6">Check ‘Combined Acceleo + QVTo Platform</text:span></text:p>
      <text:p text:style-name="P6"/>
      <text:p text:style-name="P18">Window / Show View / Other / General</text:p>
      <text:p text:style-name="P18"><text:tab/>Console, Error Log</text:p>
      <text:p text:style-name="P8"/>
      <text:p text:style-name="P26">Error Log Window: delete all events</text:p>
      <text:p text:style-name="P25">Problems Window: <text:span text:style-name="T7">delete all entries</text:span></text:p>
      <text:p text:style-name="P25"/>
      <text:p text:style-name="P19">Select all projects</text:p>
      <text:p text:style-name="P19">right-click / Maven / Update Project / Check ‘Force Update of Snapshots/Releases</text:p>
      <text:p text:style-name="P21">Project / Clean</text:p>
      <text:p text:style-name="P21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chim Wackerow</meta:initial-creator>
    <meta:creation-date>2026-04-03T14:56:44.835384627</meta:creation-date>
    <dc:date>2026-04-03T17:57:07.144231928</dc:date>
    <dc:creator>Joachim Wackerow</dc:creator>
    <meta:editing-duration>PT3H2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251" meta:character-count="1990" meta:non-whitespace-character-count="1777"/>
  </office:meta>
</office:document-meta>
</file>